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000000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11cm" svg:stroke-color="#000000" draw:marker-start-width="0.326cm" draw:marker-end-width="0.326cm" draw:stroke-linejoin="miter" draw:fill="solid" draw:fill-color="#ffffff" draw:textarea-horizontal-align="justify" draw:textarea-vertical-align="top" draw:auto-grow-height="true" fo:min-height="0cm" fo:min-width="0cm" fo:padding-top="0.172cm" fo:padding-bottom="0.172cm" fo:padding-left="0.292cm" fo:padding-right="0.292cm" fo:wrap-option="no-wrap" draw:shadow="hidden" draw:shadow-color="#00000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000000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19.5cm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19.5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19.5cm"/>
      <style:paragraph-properties style:writing-mode="lr-tb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justify" draw:auto-grow-height="false" draw:auto-grow-width="false" fo:min-height="0cm" fo:min-width="19.5cm"/>
      <style:paragraph-properties style:writing-mode="lr-tb"/>
    </style:style>
    <style:style style:name="pr1" style:family="presentation" style:parent-style-name="Standard-title">
      <style:graphic-properties draw:stroke="none" draw:fill="none" draw:fill-color="#ff9900" draw:textarea-horizontal-align="justify" draw:textarea-vertical-align="middle" draw:auto-grow-height="true" draw:auto-grow-width="false" fo:min-height="4.691cm" fo:min-width="0cm" fo:padding-top="0.13cm" fo:padding-bottom="0.13cm" fo:padding-left="0.25cm" fo:padding-right="0.25cm" fo:wrap-option="wrap" draw:shadow="hidden" draw:shadow-color="#00000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9900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wrap" draw:shadow="hidden" draw:shadow-color="#000000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1.431cm"/>
      <style:paragraph-properties style:writing-mode="lr-tb"/>
    </style:style>
    <style:style style:name="pr4" style:family="presentation" style:parent-style-name="Standard-title">
      <style:graphic-properties draw:stroke="none" svg:stroke-color="#000000" draw:fill="none" draw:fill-color="#ff99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  <style:paragraph-properties style:writing-mode="lr-tb"/>
    </style:style>
    <style:style style:name="pr5" style:family="presentation" style:parent-style-name="Standard-notes">
      <style:graphic-properties draw:stroke="none" draw:fill="none" draw:fill-color="#00cc99" draw:auto-grow-height="true" fo:min-height="11.431cm" draw:shadow="hidden" draw:shadow-color="#808080"/>
      <style:paragraph-properties style:writing-mode="lr-tb"/>
    </style:style>
    <style:style style:name="P1" style:family="paragraph">
      <style:paragraph-properties fo:margin-left="0cm" fo:margin-right="0cm" fo:text-indent="0cm" style:writing-mode="lr-tb"/>
      <style:text-properties fo:color="#000000" loext:opacity="100%" fo:font-size="24pt"/>
    </style:style>
    <style:style style:name="P2" style:family="paragraph">
      <loext:graphic-properties draw:fill="none" draw:fill-color="#ff9900"/>
      <style:paragraph-properties fo:margin-left="0cm" fo:margin-right="0cm" fo:text-indent="0cm" style:writing-mode="lr-tb"/>
      <style:text-properties fo:color="#000000" loext:opacity="100%" loext:color-lum-mod="100%" loext:color-lum-off="0%" fo:font-size="24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9900"/>
      <style:paragraph-properties style:writing-mode="lr-tb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loext:graphic-properties draw:fill="none" draw:fill-color="#ff9900"/>
      <style:paragraph-properties fo:margin-left="0cm" fo:margin-right="0cm" fo:margin-top="0.282cm" fo:margin-bottom="0cm" fo:text-indent="0cm" style:writing-mode="lr-tb"/>
      <style:text-properties fo:color="#000000" loext:opacity="100%" loext:color-lum-mod="100%" loext:color-lum-off="0%" fo:font-size="32pt"/>
    </style:style>
    <style:style style:name="P8" style:family="paragraph">
      <loext:graphic-properties draw:fill="solid" draw:fill-color="#ffffff"/>
      <style:paragraph-properties fo:margin-left="0cm" fo:margin-right="0cm" fo:text-indent="0cm" style:writing-mode="lr-tb"/>
      <style:text-properties fo:color="#000000" loext:opacity="100%" loext:color-lum-mod="100%" loext:color-lum-off="0%"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9900"/>
      <style:paragraph-properties fo:margin-left="0cm" fo:margin-right="0cm" fo:text-indent="0cm" style:writing-mode="lr-tb"/>
      <style:text-properties fo:color="#000000" loext:opacity="100%" loext:color-lum-mod="100%" loext:color-lum-off="0%"/>
    </style:style>
    <style:style style:name="P11" style:family="paragraph">
      <style:paragraph-properties fo:margin-left="0cm" fo:margin-right="0cm" fo:text-indent="0cm" style:writing-mode="lr-tb"/>
      <style:text-properties fo:color="#000000" loext:opacity="100%"/>
    </style:style>
    <style:style style:name="P12" style:family="paragraph">
      <style:paragraph-properties fo:margin-top="0cm" fo:margin-bottom="0.5cm" fo:line-height="150%" fo:text-align="justify"/>
    </style:style>
    <style:style style:name="P13" style:family="paragraph">
      <style:paragraph-properties fo:margin-top="0cm" fo:margin-bottom="0.5cm" fo:text-align="justify"/>
    </style:style>
    <style:style style:name="P14" style:family="paragraph">
      <loext:graphic-properties draw:fill="none" draw:fill-color="#ffffff"/>
      <style:paragraph-properties fo:margin-top="0cm" fo:margin-bottom="0.5cm" fo:line-height="150%" fo:text-align="justify" style:writing-mode="lr-tb"/>
      <style:text-properties fo:color="#000000" loext:opacity="100%" loext:color-lum-mod="100%" loext:color-lum-off="0%" fo:font-size="24pt"/>
    </style:style>
    <style:style style:name="P15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16" style:family="paragraph">
      <loext:graphic-properties draw:fill="none" draw:fill-color="#00cc99"/>
      <style:paragraph-properties fo:margin-left="0cm" fo:margin-right="0cm" fo:text-indent="0cm" style:writing-mode="lr-tb"/>
      <style:text-properties fo:font-size="12pt"/>
    </style:style>
    <style:style style:name="P17" style:family="paragraph">
      <style:paragraph-properties fo:margin-top="0cm" fo:margin-bottom="0.5cm" fo:line-height="100%" fo:text-align="justify"/>
    </style:style>
    <style:style style:name="P18" style:family="paragraph">
      <loext:graphic-properties draw:fill="none" draw:fill-color="#ffffff"/>
      <style:paragraph-properties fo:margin-top="0cm" fo:margin-bottom="0.5cm" fo:line-height="100%" fo:text-align="justify" style:writing-mode="lr-tb"/>
      <style:text-properties fo:color="#000000" loext:opacity="100%" loext:color-lum-mod="100%" loext:color-lum-off="0%" fo:font-size="24pt"/>
    </style:style>
    <style:style style:name="P19" style:family="paragraph">
      <loext:graphic-properties draw:fill="none"/>
    </style:style>
    <style:style style:name="P20" style:family="paragraph">
      <style:paragraph-properties fo:margin-top="0cm" fo:margin-bottom="0cm" fo:line-height="100%" fo:text-align="justify"/>
    </style:style>
    <style:style style:name="P21" style:family="paragraph">
      <loext:graphic-properties draw:fill="none" draw:fill-color="#ffffff"/>
      <style:paragraph-properties fo:margin-top="0cm" fo:margin-bottom="0cm" fo:line-height="100%" fo:text-align="justify" style:writing-mode="lr-tb"/>
      <style:text-properties fo:color="#000000" loext:opacity="100%" loext:color-lum-mod="100%" loext:color-lum-off="0%" fo:font-size="24pt"/>
    </style:style>
    <style:style style:name="T1" style:family="text">
      <style:text-properties fo:color="#000000" loext:opacity="100%" fo:font-size="18pt" fo:language="fr" fo:country="FR" style:font-size-asian="18pt" style:font-size-complex="18pt"/>
    </style:style>
    <style:style style:name="T2" style:family="text">
      <style:text-properties fo:color="#ff0000" loext:opacity="100%" fo:font-size="60pt" style:font-size-asian="60pt" style:font-size-complex="60pt"/>
    </style:style>
    <style:style style:name="T3" style:family="text">
      <style:text-properties fo:color="#000000" loext:opacity="100%" fo:font-size="60pt" style:font-size-asian="60pt" style:font-size-complex="60pt"/>
    </style:style>
    <style:style style:name="T4" style:family="text">
      <style:text-properties fo:color="#ffff00" loext:opacity="100%" fo:font-size="60pt" style:font-size-asian="60pt" style:font-size-complex="60pt"/>
    </style:style>
    <style:style style:name="T5" style:family="text">
      <style:text-properties fo:color="#000000" loext:opacity="100%" fo:font-size="32pt"/>
    </style:style>
    <style:style style:name="T6" style:family="text">
      <style:text-properties fo:color="#000000" loext:opacity="100%" fo:font-size="24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24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fo:font-size="24pt" fo:font-weight="bold" style:font-weight-asian="bold" style:font-weight-complex="bold"/>
    </style:style>
    <style:style style:name="T10" style:family="text">
      <style:text-properties fo:color="#000000" loext:opacity="100%" fo:font-size="24pt" fo:font-style="italic" style:font-style-asian="italic" style:font-style-complex="italic"/>
    </style:style>
    <style:style style:name="T11" style:family="text">
      <style:text-properties fo:color="#000000" loext:opacity="100%" style:font-name="Courier New" fo:font-size="24pt" fo:font-weight="bold" style:font-weight-asian="bold" style:font-weight-complex="bold"/>
    </style:style>
    <style:style style:name="T12" style:family="text">
      <style:text-properties fo:color="#000000" loext:opacity="100%" fo:font-size="24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00" loext:opacity="100%" style:font-name="Courier New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Courier New1" fo:font-size="14pt" fo:font-weight="bold" style:font-name-asian="Courier New1" style:font-size-asian="14pt" style:font-weight-asian="bold" style:font-name-complex="Courier New1" style:font-size-complex="14pt" style:font-weight-complex="bold"/>
    </style:style>
    <style:style style:name="T15" style:family="text">
      <style:text-properties fo:color="#000000" loext:opacity="100%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–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7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7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7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7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7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7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7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7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7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.974cm" svg:height="0.964cm" svg:x="1.696cm" svg:y="17.145cm">
          <text:p text:style-name="P1"><text:span text:style-name="T1">S. Domas</text:span></text:p>
          <draw:enhanced-geometry svg:viewBox="0 0 21600 21600" draw:type="mso-spt202" draw:enhanced-path="M 0 0 L 21600 0 21600 21600 0 21600 0 0 Z N"/>
        </draw:custom-shape>
        <draw:line draw:style-name="gr2" draw:text-style-name="P3" draw:layer="layout" svg:x1="1.058cm" svg:y1="1.058cm" svg:x2="24.342cm" svg:y2="1.058cm">
          <text:p/>
        </draw:line>
        <draw:line draw:style-name="gr2" draw:text-style-name="P3" draw:layer="layout" svg:x1="1.058cm" svg:y1="1.058cm" svg:x2="1.058cm" svg:y2="17.78cm">
          <text:p/>
        </draw:line>
        <draw:line draw:style-name="gr2" draw:text-style-name="P3" draw:layer="layout" svg:x1="24.342cm" svg:y1="1.058cm" svg:x2="24.342cm" svg:y2="17.78cm">
          <text:p/>
        </draw:line>
        <draw:line draw:style-name="gr2" draw:text-style-name="P3" draw:layer="layout" svg:x1="24.341cm" svg:y1="17.78cm" svg:x2="4.656cm" svg:y2="17.78cm">
          <text:p/>
        </draw:line>
        <draw:line draw:style-name="gr2" draw:text-style-name="P3" draw:layer="layout" svg:x1="1.058cm" svg:y1="17.78cm" svg:x2="1.693cm" svg:y2="17.78cm">
          <text:p/>
        </draw:line>
        <draw:frame presentation:style-name="pr1" draw:text-style-name="P5" draw:layer="layout" svg:width="21.59cm" svg:height="4.951cm" svg:x="1.905cm" svg:y="5.462cm" presentation:class="title" presentation:user-transformed="true">
          <draw:text-box>
            <text:p text:style-name="P4"><text:span text:style-name="T2">P</text:span><text:span text:style-name="T3">rogrammation</text:span><text:span text:style-name="T4"> </text:span><text:span text:style-name="T2">A</text:span><text:span text:style-name="T3">vancée</text:span></text:p>
          </draw:text-box>
        </draw:frame>
        <draw:frame presentation:style-name="pr2" draw:text-style-name="P7" draw:layer="layout" svg:width="17.78cm" svg:height="3.599cm" svg:x="3.81cm" svg:y="10.795cm" presentation:class="subtitle" presentation:user-transformed="true">
          <draw:text-box>
            <text:p text:style-name="P6"><text:span text:style-name="T5">client/serveur : les bases</text:span></text:p>
          </draw:text-box>
        </draw:frame>
        <draw:custom-shape draw:style-name="gr3" draw:text-style-name="P8" draw:layer="layout" svg:width="9.091cm" svg:height="1.281cm" svg:x="1.656cm" svg:y="0.635cm">
          <text:p text:style-name="P1"><text:span text:style-name="T6">IUT Belfort-Montbéliard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Définitions</text:span></text:p>
          </draw:text-box>
        </draw:frame>
        <draw:g>
          <draw:g>
            <draw:custom-shape draw:style-name="gr5" draw:text-style-name="P10" draw:layer="layout" svg:width="2.974cm" svg:height="0.964cm" svg:x="1.696cm" svg:y="17.145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58cm" svg:y1="1.058cm" svg:x2="24.342cm" svg:y2="1.058cm">
              <text:p/>
            </draw:line>
            <draw:line draw:style-name="gr2" draw:text-style-name="P3" draw:layer="layout" svg:x1="1.058cm" svg:y1="1.058cm" svg:x2="1.058cm" svg:y2="17.78cm">
              <text:p/>
            </draw:line>
            <draw:line draw:style-name="gr2" draw:text-style-name="P3" draw:layer="layout" svg:x1="24.342cm" svg:y1="1.058cm" svg:x2="24.342cm" svg:y2="17.78cm">
              <text:p/>
            </draw:line>
            <draw:line draw:style-name="gr2" draw:text-style-name="P3" draw:layer="layout" svg:x1="24.341cm" svg:y1="17.78cm" svg:x2="23.494cm" svg:y2="17.78cm">
              <text:p/>
            </draw:line>
            <draw:line draw:style-name="gr2" draw:text-style-name="P3" draw:layer="layout" svg:x1="22.647cm" svg:y1="17.78cm" svg:x2="4.656cm" svg:y2="17.78cm">
              <text:p/>
            </draw:line>
          </draw:g>
          <draw:line draw:style-name="gr2" draw:text-style-name="P3" draw:layer="layout" svg:x1="1.058cm" svg:y1="17.78cm" svg:x2="1.693cm" svg:y2="17.78cm">
            <text:p/>
          </draw:line>
        </draw:g>
        <draw:frame draw:style-name="gr6" draw:text-style-name="P14" draw:layer="layout" svg:width="21.5cm" svg:height="12.611cm" svg:x="2cm" svg:y="3.5cm">
          <draw:text-box>
            <text:list text:style-name="L4">
              <text:list-item>
                <text:p text:style-name="P12"><text:span text:style-name="T8">client</text:span><text:span text:style-name="T6"> : envoie des requêtes au serveur et attend le résultat.</text:span></text:p>
              </text:list-item>
              <text:list-item>
                <text:p text:style-name="P13"><text:span text:style-name="T8">serveur</text:span><text:span text:style-name="T6"> : attend des requêtes, les traite, renvoie le résultat au client.</text:span></text:p>
              </text:list-item>
              <text:list-item>
                <text:p text:style-name="P13"><text:span text:style-name="T6">architecture client/serveur :</text:span></text:p>
                <text:list>
                  <text:list-item>
                    <text:p text:style-name="P13"><text:span text:style-name="T6">bas niveau (matérielle) : réseaux téléphoniques</text:span></text:p>
                  </text:list-item>
                  <text:list-item>
                    <text:p text:style-name="P13"><text:span text:style-name="T6">haut niveau (logicielle) : navigateur/serveur web</text:span></text:p>
                  </text:list-item>
                </text:list>
              </text:list-item>
              <text:list-item>
                <text:p text:style-name="P13"><text:span text:style-name="T8">protocole</text:span><text:span text:style-name="T6"> : codification des échanges entre client et serveur en terme de structure, contenu et ordonnancement dans le temps.</text:span></text:p>
              </text:list-item>
              <text:list-item>
                <text:p text:style-name="P13"><text:span text:style-name="T6">exemples : ethernet (bas niveau), http (haut niveau)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2"/>
          <draw:frame presentation:style-name="pr5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Définitions</text:span></text:p>
          </draw:text-box>
        </draw:frame>
        <draw:g>
          <draw:g>
            <draw:custom-shape draw:style-name="gr5" draw:text-style-name="P10" draw:layer="layout" svg:width="2.974cm" svg:height="0.964cm" svg:x="1.696cm" svg:y="17.145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58cm" svg:y1="1.058cm" svg:x2="24.342cm" svg:y2="1.058cm">
              <text:p/>
            </draw:line>
            <draw:line draw:style-name="gr2" draw:text-style-name="P3" draw:layer="layout" svg:x1="1.058cm" svg:y1="1.058cm" svg:x2="1.058cm" svg:y2="17.78cm">
              <text:p/>
            </draw:line>
            <draw:line draw:style-name="gr2" draw:text-style-name="P3" draw:layer="layout" svg:x1="24.342cm" svg:y1="1.058cm" svg:x2="24.342cm" svg:y2="17.78cm">
              <text:p/>
            </draw:line>
            <draw:line draw:style-name="gr2" draw:text-style-name="P3" draw:layer="layout" svg:x1="24.341cm" svg:y1="17.78cm" svg:x2="23.494cm" svg:y2="17.78cm">
              <text:p/>
            </draw:line>
            <draw:line draw:style-name="gr2" draw:text-style-name="P3" draw:layer="layout" svg:x1="22.647cm" svg:y1="17.78cm" svg:x2="4.656cm" svg:y2="17.78cm">
              <text:p/>
            </draw:line>
          </draw:g>
          <draw:line draw:style-name="gr2" draw:text-style-name="P3" draw:layer="layout" svg:x1="1.058cm" svg:y1="17.78cm" svg:x2="1.693cm" svg:y2="17.78cm">
            <text:p/>
          </draw:line>
        </draw:g>
        <draw:frame draw:style-name="gr7" draw:text-style-name="P14" draw:layer="layout" svg:width="21.5cm" svg:height="12.611cm" svg:x="2cm" svg:y="3.5cm">
          <draw:text-box>
            <text:list text:style-name="L4">
              <text:list-item>
                <text:p text:style-name="P12"><text:span text:style-name="T8">socket</text:span><text:span text:style-name="T6"> : périphérique logiciel permettant l'envoi et la réception de suite d'octets vers/de une autre socket.</text:span></text:p>
              </text:list-item>
              <text:list-item>
                <text:p text:style-name="P13"><text:span text:style-name="T8">domaine</text:span><text:span text:style-name="T6"> : « contexte » d'utilisation de la socket.</text:span></text:p>
                <text:list>
                  <text:list-item>
                    <text:p text:style-name="P13"><text:span text:style-name="T6">pour communiquer entre deux processus d'un même machine = domaine UNIX</text:span></text:p>
                  </text:list-item>
                  <text:list-item>
                    <text:p text:style-name="P13"><text:span text:style-name="T6">pour communiquer entre deux processus distant = domaine Internet. </text:span></text:p>
                  </text:list-item>
                </text:list>
              </text:list-item>
              <text:list-item>
                <text:p text:style-name="P13"><text:span text:style-name="T6">protocoles associés : TCP (mode connecté), UDP (mode non connecté), Raw, ..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8" draw:text-style-name="P18" draw:layer="layout" svg:width="21.5cm" svg:height="6.431cm" svg:x="2cm" svg:y="3.4cm">
          <draw:text-box>
            <text:list text:style-name="L4">
              <text:list-item>
                <text:p text:style-name="P17"><text:span text:style-name="T6">Implémentations client/serveur basées sur :</text:span></text:p>
                <text:list>
                  <text:list-item>
                    <text:p text:style-name="P17"><text:span text:style-name="T6">protocole d'envoi/réception de données : </text:span><text:span text:style-name="T9">TCP, UDP, … </text:span></text:p>
                  </text:list-item>
                  <text:list-item>
                    <text:p text:style-name="P17"><text:span text:style-name="T6">protocole orienté requête : RPC, RMI, HTTP...</text:span></text:p>
                  </text:list-item>
                </text:list>
              </text:list-item>
            </text:list>
            <text:p text:style-name="P17"><text:span text:style-name="T10">Remarque</text:span><text:span text:style-name="T6"> : la complexité réside dans la définition du protocole et son implémentation dans le langage choisi.</text:span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Définitions</text:span></text:p>
          </draw:text-box>
        </draw:frame>
        <presentation:notes draw:style-name="dp4">
          <draw:page-thumbnail draw:layer="layout" svg:width="12.7cm" svg:height="9.525cm" svg:x="3.175cm" svg:y="1.905cm" draw:page-number="4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Typologie C/S</text:span></text:p>
          </draw:text-box>
        </draw:frame>
        <draw:frame draw:style-name="gr9" draw:text-style-name="P18" draw:layer="layout" svg:width="21.5cm" svg:height="13.547cm" svg:x="2cm" svg:y="3.4cm">
          <draw:text-box>
            <text:list text:style-name="L4">
              <text:list-item>
                <text:p text:style-name="P17"><text:span text:style-name="T6">Mode de communication :</text:span></text:p>
                <text:list>
                  <text:list-item>
                    <text:p text:style-name="P17"><text:span text:style-name="T6">connecté : le client contacte (= se connecte) le serveur avant d'envoyer ses requêtes,</text:span></text:p>
                  </text:list-item>
                  <text:list-item>
                    <text:p text:style-name="P17"><text:span text:style-name="T6">non connecté : le client envoie directement une requête au serveur, qui attend de n'importe qui.</text:span></text:p>
                  </text:list-item>
                </text:list>
              </text:list-item>
              <text:list-item>
                <text:p text:style-name="P17"><text:span text:style-name="T6">Durée de vie :</text:span></text:p>
                <text:list>
                  <text:list-item>
                    <text:p text:style-name="P17"><text:span text:style-name="T6">client : une ou plusieurs requêtes puis terminaison,</text:span></text:p>
                  </text:list-item>
                  <text:list-item>
                    <text:p text:style-name="P17"><text:span text:style-name="T6">serveur exécuté en </text:span><text:span text:style-name="T8">démon</text:span><text:span text:style-name="T6"> : sauf problème, tant que la machine fonctionne,</text:span></text:p>
                  </text:list-item>
                  <text:list-item>
                    <text:p text:style-name="P17"><text:span text:style-name="T6">serveur exécuté </text:span><text:span text:style-name="T8">à la demande</text:span><text:span text:style-name="T6"> (par ex. via inetd) : terminaison quand aucun client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presentation:notes draw:style-name="dp4">
          <draw:page-thumbnail draw:layer="layout" svg:width="12.7cm" svg:height="9.525cm" svg:x="3.175cm" svg:y="1.905cm" draw:page-number="5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10" draw:text-style-name="P18" draw:layer="layout" svg:width="21.5cm" svg:height="11.175cm" svg:x="2cm" svg:y="3.4cm">
          <draw:text-box>
            <text:list text:style-name="L4">
              <text:list-item>
                <text:p text:style-name="P17"><text:span text:style-name="T6">Possibilité d'interaction :</text:span></text:p>
                <text:list>
                  <text:list-item>
                    <text:p text:style-name="P17"><text:span text:style-name="T6">mono-requête : un seul type de requête possible (serveur <text:s/>horaire, echo, …)</text:span></text:p>
                  </text:list-item>
                  <text:list-item>
                    <text:p text:style-name="P17"><text:span text:style-name="T6">multi-requêtes : plusieurs types de requêtes.</text:span></text:p>
                  </text:list-item>
                  <text:list-item>
                    <text:p text:style-name="P17"><text:span text:style-name="T6">serveur mono-client : un seul client à la fois</text:span></text:p>
                  </text:list-item>
                  <text:list-item>
                    <text:p text:style-name="P17"><text:span text:style-name="T6">serveur multi-client itératif : plusieurs client à tour de rôle.</text:span></text:p>
                  </text:list-item>
                  <text:list-item>
                    <text:p text:style-name="P17"><text:span text:style-name="T6">serveur multi-threadé : plusieurs client en parallèle.</text:span></text:p>
                  </text:list-item>
                </text:list>
              </text:list-item>
            </text:list>
            <text:p text:style-name="P17"><text:span text:style-name="T10">Remarque</text:span><text:span text:style-name="T6"> : </text:span></text:p>
            <text:list text:continue-numbering="true" text:style-name="L4">
              <text:list-item>
                <text:list>
                  <text:list-item>
                    <text:p text:style-name="P17"><text:span text:style-name="T6">cas particuliers d'interactions serveur/serveur et/ou client/client (par ex. applications pair à pair)</text:span></text:p>
                  </text:list-item>
                </text:list>
              </text:list-item>
            </text:list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Typologie C/S</text:span></text:p>
          </draw:text-box>
        </draw:frame>
        <presentation:notes draw:style-name="dp4">
          <draw:page-thumbnail draw:layer="layout" svg:width="12.7cm" svg:height="9.525cm" svg:x="3.175cm" svg:y="1.905cm" draw:page-number="6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 : définitions</text:span></text:p>
          </draw:text-box>
        </draw:frame>
        <draw:g>
          <draw:g>
            <draw:custom-shape draw:style-name="gr5" draw:text-style-name="P10" draw:layer="layout" svg:width="2.974cm" svg:height="0.964cm" svg:x="1.696cm" svg:y="17.145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58cm" svg:y1="1.058cm" svg:x2="24.342cm" svg:y2="1.058cm">
              <text:p/>
            </draw:line>
            <draw:line draw:style-name="gr2" draw:text-style-name="P3" draw:layer="layout" svg:x1="1.058cm" svg:y1="1.058cm" svg:x2="1.058cm" svg:y2="17.78cm">
              <text:p/>
            </draw:line>
            <draw:line draw:style-name="gr2" draw:text-style-name="P3" draw:layer="layout" svg:x1="24.342cm" svg:y1="1.058cm" svg:x2="24.342cm" svg:y2="17.78cm">
              <text:p/>
            </draw:line>
            <draw:line draw:style-name="gr2" draw:text-style-name="P3" draw:layer="layout" svg:x1="24.341cm" svg:y1="17.78cm" svg:x2="23.494cm" svg:y2="17.78cm">
              <text:p/>
            </draw:line>
            <draw:line draw:style-name="gr2" draw:text-style-name="P3" draw:layer="layout" svg:x1="22.647cm" svg:y1="17.78cm" svg:x2="4.656cm" svg:y2="17.78cm">
              <text:p/>
            </draw:line>
          </draw:g>
          <draw:line draw:style-name="gr2" draw:text-style-name="P3" draw:layer="layout" svg:x1="1.058cm" svg:y1="17.78cm" svg:x2="1.693cm" svg:y2="17.78cm">
            <text:p/>
          </draw:line>
        </draw:g>
        <draw:frame draw:style-name="gr11" draw:text-style-name="P14" draw:layer="layout" svg:width="21.5cm" svg:height="12.611cm" svg:x="2cm" svg:y="3.5cm">
          <draw:text-box>
            <text:list text:style-name="L4">
              <text:list-item>
                <text:p text:style-name="P12"><text:span text:style-name="T8">socket</text:span><text:span text:style-name="T6"> : périphérique logiciel permettant l'envoi et la réception de suite d'octets vers/de une autre socket.</text:span></text:p>
              </text:list-item>
              <text:list-item>
                <text:p text:style-name="P13"><text:span text:style-name="T8">domaine</text:span><text:span text:style-name="T6"> : « contexte » d'utilisation de la socket.</text:span></text:p>
                <text:list>
                  <text:list-item>
                    <text:p text:style-name="P13"><text:span text:style-name="T6">pour communiquer entre deux processus d'un même machine = domaine UNIX</text:span></text:p>
                  </text:list-item>
                  <text:list-item>
                    <text:p text:style-name="P13"><text:span text:style-name="T6">pour communiquer entre deux processus distant = domaine Internet. </text:span></text:p>
                  </text:list-item>
                </text:list>
              </text:list-item>
              <text:list-item>
                <text:p text:style-name="P13"><text:span text:style-name="T6">protocoles associés : TCP (mode connecté), UDP (mode non connecté), Raw, ..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7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12" draw:text-style-name="P18" draw:layer="layout" svg:width="21.5cm" svg:height="13.111cm" svg:x="2cm" svg:y="3.4cm">
          <draw:text-box>
            <text:list text:style-name="L4">
              <text:list-item>
                <text:p text:style-name="P17"><text:span text:style-name="T6">Une socket est crée en spécifiant son domaine et le protocole.</text:span></text:p>
              </text:list-item>
              <text:list-item>
                <text:p text:style-name="P17"><text:span text:style-name="T6">Une socket Internet doit être associée à une adresse IP et un port de communication.</text:span></text:p>
              </text:list-item>
              <text:list-item>
                <text:p text:style-name="P17"><text:span text:style-name="T6">Sa manipulation dépend du protocole (TCP ou UDP) et de son emplacement (client ou serveur) :</text:span></text:p>
                <text:list>
                  <text:list-item>
                    <text:p text:style-name="P17"><text:span text:style-name="T6">mode non connecté : 1 socket client et 1 socket serveur</text:span></text:p>
                  </text:list-item>
                  <text:list-item>
                    <text:p text:style-name="P17"><text:span text:style-name="T6">mode connecté : 1 socket client, 1 socket d'attente de connexion + 1 socket de communication pour le serveur.</text:span></text:p>
                    <text:p text:style-name="P17"><text:span text:style-name="T6"/></text:p>
                  </text:list-item>
                </text:list>
              </text:list-item>
            </text:list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 : principes d'utilisation</text:span></text:p>
          </draw:text-box>
        </draw:frame>
        <presentation:notes draw:style-name="dp4">
          <draw:page-thumbnail draw:layer="layout" svg:width="12.7cm" svg:height="9.525cm" svg:x="3.175cm" svg:y="1.905cm" draw:page-number="8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13" draw:text-style-name="P18" draw:layer="layout" svg:width="10cm" svg:height="13.111cm" svg:x="2cm" svg:y="3.389cm">
          <draw:text-box>
            <text:p text:style-name="P17"><text:span text:style-name="T6">Client :</text:span></text:p>
            <text:list text:style-name="L5">
              <text:list-item>
                <text:p text:style-name="P17"><text:span text:style-name="T6">création socket</text:span></text:p>
              </text:list-item>
              <text:list-item>
                <text:p text:style-name="P17"><text:span text:style-name="T6">liaison à une IP + port</text:span></text:p>
              </text:list-item>
              <text:list-item>
                <text:p text:style-name="P17"><text:span text:style-name="T6">demande de connexion à l'IP+port de la socket serveur</text:span></text:p>
              </text:list-item>
              <text:list-item>
                <text:p text:style-name="P17"><text:span text:style-name="T6">envoi &amp; réception de données sous forme de suite d'octets</text:span></text:p>
              </text:list-item>
            </text:list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 : mode connecté (TCP)</text:span></text:p>
          </draw:text-box>
        </draw:frame>
        <draw:frame draw:style-name="gr14" draw:text-style-name="P18" draw:layer="layout" svg:width="10cm" svg:height="13.111cm" svg:x="13.3cm" svg:y="3.401cm">
          <draw:text-box>
            <text:p text:style-name="P17"><text:span text:style-name="T6">Serveur :</text:span></text:p>
            <text:list text:style-name="L5">
              <text:list-item>
                <text:p text:style-name="P17"><text:span text:style-name="T6">création socket de connexion</text:span></text:p>
              </text:list-item>
              <text:list-item>
                <text:p text:style-name="P17"><text:span text:style-name="T6">liaison à une IP + port</text:span></text:p>
              </text:list-item>
              <text:list-item>
                <text:p text:style-name="P17"><text:span text:style-name="T6">attente de connexion</text:span></text:p>
              </text:list-item>
              <text:list-item>
                <text:p text:style-name="P17"><text:span text:style-name="T6">connexion acceptée → création automatique d'une socket de communication.</text:span></text:p>
              </text:list-item>
              <text:list-item>
                <text:p text:style-name="P17"><text:span text:style-name="T6">envoi &amp; réception de données sous forme de suite d'octets</text:span></text:p>
              </text:list-item>
            </text:list>
          </draw:text-box>
        </draw:frame>
        <draw:line draw:style-name="gr15" draw:text-style-name="P19" draw:layer="layout" svg:x1="12.5cm" svg:y1="3.5cm" svg:x2="12.5cm" svg:y2="17cm">
          <text:p/>
        </draw:line>
        <presentation:notes draw:style-name="dp4">
          <draw:page-thumbnail draw:layer="layout" svg:width="12.7cm" svg:height="9.525cm" svg:x="3.175cm" svg:y="1.905cm" draw:page-number="9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draw:style-name="gr16" draw:text-style-name="P18" draw:layer="layout" svg:width="21.5cm" svg:height="14.6cm" svg:x="2cm" svg:y="3.4cm">
          <draw:text-box>
            <text:list text:style-name="L4">
              <text:list-item>
                <text:p text:style-name="P17"><text:span text:style-name="T6">encapsulation dans des classes simples à utiliser (par rapport au C) :</text:span></text:p>
                <text:list>
                  <text:list-item>
                    <text:p text:style-name="P17"><text:span text:style-name="T6">liaison automatique à l'IP+port fournies en paramètres</text:span></text:p>
                  </text:list-item>
                  <text:list-item>
                    <text:p text:style-name="P17"><text:span text:style-name="T6">connexion implicite au serveur</text:span></text:p>
                  </text:list-item>
                  <text:list-item>
                    <text:p text:style-name="P17"><text:span text:style-name="T6">...</text:span></text:p>
                  </text:list-item>
                </text:list>
              </text:list-item>
              <text:list-item>
                <text:p text:style-name="P17"><text:span text:style-name="T6">mode connecté :</text:span></text:p>
                <text:list>
                  <text:list-item>
                    <text:p text:style-name="P17"><text:span text:style-name="T6">classes </text:span><text:span text:style-name="T11">Socket</text:span><text:span text:style-name="T6"> et </text:span><text:span text:style-name="T11">ServerSocket</text:span></text:p>
                  </text:list-item>
                </text:list>
              </text:list-item>
              <text:list-item>
                <text:p text:style-name="P17"><text:span text:style-name="T6">mode non connecté :</text:span></text:p>
                <text:list>
                  <text:list-item>
                    <text:p text:style-name="P17"><text:span text:style-name="T6">classes </text:span><text:span text:style-name="T11">DatagramSocket</text:span><text:span text:style-name="T6"> et </text:span><text:span text:style-name="T11">DatagramPacket</text:span></text:p>
                  </text:list-item>
                </text:list>
              </text:list-item>
            </text:list>
            <text:p text:style-name="P17"><text:span text:style-name="T12">Remarque</text:span><text:span text:style-name="T6"> : pas de socket UNIX en Java.</text:span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 : en Java</text:span></text:p>
          </draw:text-box>
        </draw:frame>
        <presentation:notes draw:style-name="dp4">
          <draw:page-thumbnail draw:layer="layout" svg:width="12.7cm" svg:height="9.525cm" svg:x="3.175cm" svg:y="1.905cm" draw:page-number="10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draw:style-name="gr17" draw:text-style-name="P21" draw:layer="layout" svg:width="21.5cm" svg:height="14.1cm" svg:x="2cm" svg:y="3.4cm">
          <draw:text-box>
            <text:list text:style-name="L4">
              <text:list-item>
                <text:p text:style-name="P20"><text:span text:style-name="T6">exemple attente connexion côté serveur :</text:span></text:p>
              </text:list-item>
            </text:list>
            <text:p text:style-name="P20"><text:span text:style-name="T13">import java.net.*;</text:span></text:p>
            <text:p text:style-name="P20"><text:span text:style-name="T13">import java.io.*;</text:span></text:p>
            <text:p text:style-name="P20"><text:span text:style-name="T13">public class ServeurTcp {</text:span></text:p>
            <text:p text:style-name="P20"><text:span text:style-name="T13"><text:s text:c="3"/></text:span><text:span text:style-name="T13">public static void main(String[] args) {</text:span></text:p>
            <text:p text:style-name="P20"><text:span text:style-name="T13"/></text:p>
            <text:p text:style-name="P20"><text:span text:style-name="T13"><text:s text:c="6"/></text:span><text:span text:style-name="T13">int portServ = Integer.parseInt(args[0]);</text:span></text:p>
            <text:p text:style-name="P20"><text:span text:style-name="T13"><text:s text:c="6"/></text:span><text:span text:style-name="T13">ServerSocket waitClient = null;</text:span></text:p>
            <text:p text:style-name="P20"><text:span text:style-name="T13"><text:s text:c="6"/></text:span><text:span text:style-name="T13">Socket sockComm = null;</text:span></text:p>
            <text:p text:style-name="P20"><text:span text:style-name="T13"/></text:p>
            <text:p text:style-name="P20"><text:span text:style-name="T13"><text:s text:c="6"/></text:span><text:span text:style-name="T13">try {</text:span></text:p>
            <text:p text:style-name="P20"><text:span text:style-name="T13"><text:s text:c="9"/></text:span><text:span text:style-name="T13">waitClient = new ServerSocket(portServ);</text:span></text:p>
            <text:p text:style-name="P20"><text:span text:style-name="T13"><text:s text:c="9"/></text:span><text:span text:style-name="T13">while (true) {</text:span></text:p>
            <text:p text:style-name="P20"><text:span text:style-name="T13"><text:s text:c="12"/></text:span><text:span text:style-name="T13">sockComm = waitClient.accept();</text:span></text:p>
            <text:p text:style-name="P20"><text:span text:style-name="T13"><text:s text:c="12"/>… </text:span><text:span text:style-name="T13">// comm avec le client</text:span></text:p>
            <text:p text:style-name="P20"><text:span text:style-name="T13"><text:s text:c="9"/></text:span><text:span text:style-name="T13">}</text:span></text:p>
            <text:p text:style-name="P20"><text:span text:style-name="T13"><text:s text:c="6"/></text:span><text:span text:style-name="T13">}</text:span></text:p>
            <text:p text:style-name="P20"><text:span text:style-name="T13"><text:s text:c="6"/></text:span><text:span text:style-name="T13">catch(IOException e) {</text:span></text:p>
            <text:p text:style-name="P20"><text:span text:style-name="T13"><text:s text:c="9"/></text:span><text:span text:style-name="T13">System.out.println(</text:span><text:span text:style-name="T14">"</text:span><text:span text:style-name="T13">pb connexion client : </text:span><text:span text:style-name="T14">"</text:span><text:span text:style-name="T13">+e.toString());</text:span></text:p>
            <text:p text:style-name="P20"><text:span text:style-name="T13"><text:s text:c="9"/></text:span><text:span text:style-name="T13">System.exit(1) ;</text:span></text:p>
            <text:p text:style-name="P20"><text:span text:style-name="T13"><text:s text:c="6"/></text:span><text:span text:style-name="T13">}</text:span></text:p>
            <text:p text:style-name="P20"><text:span text:style-name="T13"><text:s text:c="6"/></text:span><text:span text:style-name="T13">...</text:span></text:p>
            <text:p text:style-name="P20"><text:span text:style-name="T13"><text:s text:c="3"/></text:span><text:span text:style-name="T13">}</text:span></text:p>
            <text:p text:style-name="P20"><text:span text:style-name="T13">}</text:span></text:p>
            <text:p text:style-name="P20"><text:span text:style-name="T13"/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 Java : mode connecté</text:span></text:p>
          </draw:text-box>
        </draw:frame>
        <presentation:notes draw:style-name="dp4">
          <draw:page-thumbnail draw:layer="layout" svg:width="12.7cm" svg:height="9.525cm" svg:x="3.175cm" svg:y="1.905cm" draw:page-number="11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draw:style-name="gr18" draw:text-style-name="P18" draw:layer="layout" svg:width="21.5cm" svg:height="14.1cm" svg:x="2cm" svg:y="3.4cm">
          <draw:text-box>
            <text:list text:style-name="L4">
              <text:list-item>
                <text:p text:style-name="P17"><text:span text:style-name="T6">exemple connexion côté client :</text:span></text:p>
              </text:list-item>
            </text:list>
            <text:p text:style-name="P20"><text:span text:style-name="T13">import java.net.*;</text:span></text:p>
            <text:p text:style-name="P20"><text:span text:style-name="T13">import java.io.*;</text:span></text:p>
            <text:p text:style-name="P20"><text:span text:style-name="T13"/></text:p>
            <text:p text:style-name="P20"><text:span text:style-name="T13">public class ClientTcp {</text:span></text:p>
            <text:p text:style-name="P20"><text:span text:style-name="T13"/></text:p>
            <text:p text:style-name="P20"><text:span text:style-name="T13"><text:s text:c="3"/></text:span><text:span text:style-name="T13">public static void main(String[] args) {</text:span></text:p>
            <text:p text:style-name="P20"><text:span text:style-name="T13"/></text:p>
            <text:p text:style-name="P20"><text:span text:style-name="T13"><text:s text:c="6"/></text:span><text:span text:style-name="T13">String ipServ = args[0];</text:span></text:p>
            <text:p text:style-name="P20"><text:span text:style-name="T13"><text:s text:c="6"/></text:span><text:span text:style-name="T13">int portServ = Integer.parseInt(args[1]);</text:span></text:p>
            <text:p text:style-name="P20"><text:span text:style-name="T13"><text:s text:c="6"/></text:span><text:span text:style-name="T13">Socket sockComm = null;</text:span></text:p>
            <text:p text:style-name="P20"><text:span text:style-name="T13"/></text:p>
            <text:p text:style-name="P20"><text:span text:style-name="T13"><text:s text:c="6"/></text:span><text:span text:style-name="T13">try {</text:span></text:p>
            <text:p text:style-name="P20"><text:span text:style-name="T13"><text:s text:c="9"/></text:span><text:span text:style-name="T13">sockComm = new Socket(ipServ,portServ);</text:span></text:p>
            <text:p text:style-name="P20"><text:span text:style-name="T13"><text:tab/></text:span><text:span text:style-name="T13">… </text:span><text:span text:style-name="T13">// comm avec le serveur</text:span></text:p>
            <text:p text:style-name="P20"><text:span text:style-name="T13"><text:s text:c="6"/></text:span><text:span text:style-name="T13">}</text:span></text:p>
            <text:p text:style-name="P20"><text:span text:style-name="T13"><text:s text:c="6"/></text:span><text:span text:style-name="T13">catch(IOException e) {</text:span></text:p>
            <text:p text:style-name="P20"><text:span text:style-name="T13"><text:s text:c="9"/></text:span><text:span text:style-name="T13">System.out.println(</text:span><text:span text:style-name="T14">"</text:span><text:span text:style-name="T13">pb connexion serveur : </text:span><text:span text:style-name="T14">"</text:span><text:span text:style-name="T13">+e.toString());</text:span></text:p>
            <text:p text:style-name="P20"><text:span text:style-name="T13"><text:s text:c="9"/></text:span><text:span text:style-name="T13">System.exit(1) ;</text:span></text:p>
            <text:p text:style-name="P20"><text:span text:style-name="T13"><text:s text:c="6"/></text:span><text:span text:style-name="T13">}</text:span></text:p>
            <text:p text:style-name="P20"><text:span text:style-name="T13"><text:s text:c="6"/></text:span><text:span text:style-name="T13">...</text:span></text:p>
            <text:p text:style-name="P20"><text:span text:style-name="T13"><text:s text:c="3"/></text:span><text:span text:style-name="T13">}</text:span></text:p>
            <text:p text:style-name="P20"><text:span text:style-name="T13">}</text:span></text:p>
            <text:p text:style-name="P20"><text:span text:style-name="T13"/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 Java : mode connecté</text:span></text:p>
          </draw:text-box>
        </draw:frame>
        <presentation:notes draw:style-name="dp4">
          <draw:page-thumbnail draw:layer="layout" svg:width="12.7cm" svg:height="9.525cm" svg:x="3.175cm" svg:y="1.905cm" draw:page-number="12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draw:style-name="gr19" draw:text-style-name="P18" draw:layer="layout" svg:width="12cm" svg:height="10.511cm" svg:x="2cm" svg:y="4.9cm">
          <draw:text-box>
            <text:p text:style-name="P17"><text:span text:style-name="T6">terminal 1 :</text:span></text:p>
            <text:p text:style-name="P17"><text:span text:style-name="T15">&gt; javac ClientTcp.java</text:span></text:p>
            <text:p text:style-name="P17"><text:span text:style-name="T15">&gt; java ClientTcp 127.0.0.1 4567</text:span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 Java : mode connecté</text:span></text:p>
          </draw:text-box>
        </draw:frame>
        <draw:frame draw:style-name="gr20" draw:text-style-name="P18" draw:layer="layout" svg:width="10cm" svg:height="10.512cm" svg:x="15.1cm" svg:y="4.9cm">
          <draw:text-box>
            <text:p text:style-name="P17"><text:span text:style-name="T6">terminal 2 :</text:span></text:p>
            <text:p text:style-name="P17"><text:span text:style-name="T15">&gt; javac ServeurTcp.java</text:span></text:p>
            <text:p text:style-name="P17"><text:span text:style-name="T15">&gt; java ServeurTcp 4567</text:span></text:p>
          </draw:text-box>
        </draw:frame>
        <draw:line draw:style-name="gr15" draw:text-style-name="P19" draw:layer="layout" svg:x1="14cm" svg:y1="5cm" svg:x2="14cm" svg:y2="8cm">
          <text:p/>
        </draw:line>
        <draw:frame draw:style-name="gr21" draw:text-style-name="P18" draw:layer="layout" svg:width="21.5cm" svg:height="2.1cm" svg:x="2cm" svg:y="3.4cm">
          <draw:text-box>
            <text:p text:style-name="P17"><text:span text:style-name="T6">compilation et exécution sur une même machine :</text:span></text:p>
          </draw:text-box>
        </draw:frame>
        <draw:frame draw:style-name="gr22" draw:text-style-name="P18" draw:layer="layout" svg:width="21.5cm" svg:height="8.9cm" svg:x="2cm" svg:y="8.6cm">
          <draw:text-box>
            <text:p text:style-name="P17"><text:span text:style-name="T6">Remarques :</text:span></text:p>
            <text:list text:style-name="L4">
              <text:list-item>
                <text:p text:style-name="P17"><text:span text:style-name="T6">le serveur doit être exécuté en premier,</text:span></text:p>
              </text:list-item>
              <text:list-item>
                <text:p text:style-name="P17"><text:span text:style-name="T6">le client doit utiliser le port associé au serveur,</text:span></text:p>
              </text:list-item>
              <text:list-item>
                <text:p text:style-name="P17"><text:span text:style-name="T6">interface réseau « boucle locale » associée à l'IP 127.0.0.1 → pas besoin de tester les applications avec 2 machines,</text:span></text:p>
              </text:list-item>
              <text:list-item>
                <text:p text:style-name="P17"><text:span text:style-name="T6">données transmises en utilisant </text:span><text:span text:style-name="T9">les classes de flux</text:span><text:span text:style-name="T6">.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3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draw:style-name="gr23" draw:text-style-name="P18" draw:layer="layout" svg:width="21.5cm" svg:height="14.1cm" svg:x="2cm" svg:y="3.4cm">
          <draw:text-box>
            <text:list text:style-name="L4">
              <text:list-item>
                <text:p text:style-name="P17"><text:span text:style-name="T6">Après connexion, création des flux de données pour communiquer :</text:span></text:p>
                <text:list>
                  <text:list-item>
                    <text:p text:style-name="P17"><text:span text:style-name="T11">getInputStream()</text:span><text:span text:style-name="T6"> : renvoie le flux d'octets entrant dans la socket</text:span></text:p>
                  </text:list-item>
                  <text:list-item>
                    <text:p text:style-name="P17"><text:span text:style-name="T11">getOutputStream()</text:span><text:span text:style-name="T6"> : renvoie le flux d'octets sortant de la socket.</text:span></text:p>
                  </text:list-item>
                </text:list>
              </text:list-item>
              <text:list-item>
                <text:p text:style-name="P17"><text:span text:style-name="T6">En général, ces flux basiques sont encapsulés dans un flux de plus haut niveau : caractères, types primaires, objets.</text:span></text:p>
              </text:list-item>
              <text:list-item>
                <text:p text:style-name="P17"><text:span text:style-name="T6">Solution simple : soit tout en texte, soit tout en objet</text:span></text:p>
              </text:list-item>
              <text:list-item>
                <text:p text:style-name="P17"><text:span text:style-name="T6">mode texte : </text:span><text:span text:style-name="T11">BufferedReader</text:span><text:span text:style-name="T6"> et </text:span><text:span text:style-name="T11">PrintStream</text:span></text:p>
              </text:list-item>
            </text:list>
            <text:p text:style-name="P17"><text:span text:style-name="T6"/></text:p>
            <text:list text:continue-numbering="true" text:style-name="L4">
              <text:list-header>
                <text:p text:style-name="P20"><text:span text:style-name="T6"/></text:p>
              </text:list-header>
            </text:list>
            <text:p text:style-name="P20"><text:span text:style-name="T13"/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 Java : mode connecté</text:span></text:p>
          </draw:text-box>
        </draw:frame>
        <presentation:notes draw:style-name="dp4">
          <draw:page-thumbnail draw:layer="layout" svg:width="12.7cm" svg:height="9.525cm" svg:x="3.175cm" svg:y="1.905cm" draw:page-number="14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draw:style-name="gr24" draw:text-style-name="P21" draw:layer="layout" svg:width="21.5cm" svg:height="14.1cm" svg:x="2cm" svg:y="3.4cm">
          <draw:text-box>
            <text:p text:style-name="P20"><text:span text:style-name="T6">Exemple : lecture puis renvoi de lignes de caractères</text:span></text:p>
            <text:p text:style-name="P20"><text:span text:style-name="T13">...</text:span></text:p>
            <text:p text:style-name="P20"><text:span text:style-name="T13">Socket sockComm;</text:span></text:p>
            <text:p text:style-name="P20"><text:span text:style-name="T13">BufferedReader br; PrintStream ps;</text:span></text:p>
            <text:p text:style-name="P20"><text:span text:style-name="T13">String line = </text:span><text:span text:style-name="T14">""</text:span><text:span text:style-name="T13">;</text:span></text:p>
            <text:p text:style-name="P20"><text:span text:style-name="T13">...</text:span></text:p>
            <text:p text:style-name="P20"><text:span text:style-name="T13">try {</text:span></text:p>
            <text:p text:style-name="P20"><text:span text:style-name="T13"><text:s text:c="3"/></text:span><text:span text:style-name="T13">// init.flux grâce à sockComm</text:span></text:p>
            <text:p text:style-name="P20"><text:span text:style-name="T13"><text:s text:c="3"/></text:span><text:span text:style-name="T13">br = new BufferedReader(new InputStreamReader(</text:span></text:p>
            <text:p text:style-name="P20"><text:span text:style-name="T13"><text:s text:c="27"/></text:span><text:span text:style-name="T13">sockComm.getInputStream()));</text:span></text:p>
            <text:p text:style-name="P20"><text:span text:style-name="T13"><text:s text:c="3"/></text:span><text:span text:style-name="T13">ps = new PrintStream(sockComm.getOutputStream());</text:span></text:p>
            <text:p text:style-name="P20"><text:span text:style-name="T13"/></text:p>
            <text:p text:style-name="P20"><text:span text:style-name="T13"><text:s text:c="3"/></text:span><text:span text:style-name="T13">// lecture puis écriture</text:span></text:p>
            <text:p text:style-name="P20"><text:span text:style-name="T13"><text:s text:c="3"/></text:span><text:span text:style-name="T13">while (line != null) {</text:span></text:p>
            <text:p text:style-name="P20"><text:span text:style-name="T13"><text:s text:c="6"/></text:span><text:span text:style-name="T13">line = br.readLine();</text:span></text:p>
            <text:p text:style-name="P20"><text:span text:style-name="T13"><text:s text:c="6"/></text:span><text:span text:style-name="T13">ps.println(line); // ATTENTION ! jamais d’exception</text:span></text:p>
            <text:p text:style-name="P20"><text:span text:style-name="T13"><text:s text:c="3"/></text:span><text:span text:style-name="T13">}</text:span></text:p>
            <text:p text:style-name="P20"><text:span text:style-name="T13">}</text:span></text:p>
            <text:p text:style-name="P20"><text:span text:style-name="T13">catch(IOException e) {</text:span></text:p>
            <text:p text:style-name="P20"><text:span text:style-name="T13"><text:s text:c="3"/></text:span><text:span text:style-name="T13">System.out.println(</text:span><text:span text:style-name="T14">"</text:span><text:span text:style-name="T13">pb lecture : </text:span><text:span text:style-name="T14">"</text:span><text:span text:style-name="T13">+e.toString());</text:span></text:p>
            <text:p text:style-name="P20"><text:span text:style-name="T13"><text:s text:c="3"/></text:span><text:span text:style-name="T13">System.exit(1) ;</text:span></text:p>
            <text:p text:style-name="P20"><text:span text:style-name="T13">}</text:span></text:p>
            <text:p text:style-name="P20"><text:span text:style-name="T13">...</text:span></text:p>
            <text:p text:style-name="P20"><text:span text:style-name="T13"/></text:p>
          </draw:text-box>
        </draw:frame>
        <draw:g>
          <draw:g>
            <draw:custom-shape draw:style-name="gr5" draw:text-style-name="P10" draw:layer="layout" svg:width="2.974cm" svg:height="0.964cm" svg:x="1.643cm" svg:y="17.093cm">
              <text:p text:style-name="P11"><text:span text:style-name="T1">S. Domas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3" draw:layer="layout" svg:x1="1.005cm" svg:y1="1.006cm" svg:x2="24.289cm" svg:y2="1.006cm">
              <text:p/>
            </draw:line>
            <draw:line draw:style-name="gr2" draw:text-style-name="P3" draw:layer="layout" svg:x1="1.005cm" svg:y1="1.006cm" svg:x2="1.005cm" svg:y2="17.728cm">
              <text:p/>
            </draw:line>
            <draw:line draw:style-name="gr2" draw:text-style-name="P3" draw:layer="layout" svg:x1="24.289cm" svg:y1="1.006cm" svg:x2="24.289cm" svg:y2="17.728cm">
              <text:p/>
            </draw:line>
            <draw:line draw:style-name="gr2" draw:text-style-name="P3" draw:layer="layout" svg:x1="24.288cm" svg:y1="17.728cm" svg:x2="23.441cm" svg:y2="17.728cm">
              <text:p/>
            </draw:line>
            <draw:line draw:style-name="gr2" draw:text-style-name="P3" draw:layer="layout" svg:x1="22.594cm" svg:y1="17.728cm" svg:x2="4.603cm" svg:y2="17.728cm">
              <text:p/>
            </draw:line>
          </draw:g>
          <draw:line draw:style-name="gr2" draw:text-style-name="P3" draw:layer="layout" svg:x1="1.005cm" svg:y1="17.728cm" svg:x2="1.64cm" svg:y2="17.728cm">
            <text:p/>
          </draw:line>
        </draw:g>
        <draw:frame presentation:style-name="pr4" draw:text-style-name="P10" draw:layer="layout" svg:width="21.59cm" svg:height="3.176cm" svg:x="1.905cm" svg:y="0.846cm" presentation:class="title" presentation:user-transformed="true">
          <draw:text-box>
            <text:p text:style-name="P4"><text:span text:style-name="T7">Socket Java : mode connecté</text:span></text:p>
          </draw:text-box>
        </draw:frame>
        <presentation:notes draw:style-name="dp4">
          <draw:page-thumbnail draw:layer="layout" svg:width="12.7cm" svg:height="9.525cm" svg:x="3.175cm" svg:y="1.905cm" draw:page-number="15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24pt" style:font-style-asian="normal" style:font-weight-asian="normal" style:font-name-complex="Bitstream Vera Sans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color="#008000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Bitstream Vera Sans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Times New Roman" fo:color="#ff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008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ff9900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ff9900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9900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Standard" style:page-layout-name="PM1" draw:style-name="M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5.292cm" svg:height="1.271cm" svg:x="18.203cm" svg:y="17.357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12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2" draw:text-style-name="MP13" draw:layer="backgroundobjects" svg:width="8.255cm" svg:height="1.271cm" svg:x="10.794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2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13" draw:layer="backgroundobjects" svg:width="8.255cm" svg:height="1.271cm" svg:x="10.794cm" svg:y="24.129cm" presentation:class="page-number">
          <draw:text-box>
            <text:p text:style-name="MP9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>cours de système 2ème année IUT</dc:title>
    <dc:subject>le shell</dc:subject>
    <meta:initial-creator>stephane domas</meta:initial-creator>
    <meta:creation-date>2001-09-02T14:59:17</meta:creation-date>
    <dc:date>2023-09-18T07:47:23.618801153</dc:date>
    <meta:print-date>2008-01-21T14:43:26</meta:print-date>
    <dc:language>fr-FR</dc:language>
    <meta:editing-cycles>133</meta:editing-cycles>
    <meta:editing-duration>P1DT2H1M53S</meta:editing-duration>
    <dc:creator>Stéphane Domas</dc:creator>
    <meta:document-statistic meta:object-count="224"/>
    <meta:user-defined meta:name="Info 1"/>
    <meta:user-defined meta:name="Info 2"/>
    <meta:user-defined meta:name="Info 3"/>
    <meta:user-defined meta:name="Info 4"/>
  </office:meta>
</office:document-meta>
</file>